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number-rows-repeated="104838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fbus</text:p>
          </table:table-cell>
          <table:table-cell office:value-type="string" table:style-name="ce3">
            <text:p>tbus</text:p>
          </table:table-cell>
          <table:table-cell office:value-type="string" table:style-name="ce3">
            <text:p>r</text:p>
          </table:table-cell>
          <table:table-cell office:value-type="string" table:style-name="ce3">
            <text:p>x</text:p>
          </table:table-cell>
          <table:table-cell office:value-type="string" table:style-name="ce3">
            <text:p>b</text:p>
          </table:table-cell>
          <table:table-cell office:value-type="string" table:style-name="ce3">
            <text:p>rateA</text:p>
          </table:table-cell>
          <table:table-cell office:value-type="string" table:style-name="ce3">
            <text:p>rateB</text:p>
          </table:table-cell>
          <table:table-cell office:value-type="string" table:style-name="ce3">
            <text:p>rateC</text:p>
          </table:table-cell>
          <table:table-cell office:value-type="string" table:style-name="ce3">
            <text:p>ratio</text:p>
          </table:table-cell>
          <table:table-cell office:value-type="string" table:style-name="ce3">
            <text:p>angl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angmin</text:p>
          </table:table-cell>
          <table:table-cell office:value-type="string" table:style-name="ce3">
            <text:p>angmax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5500000000000002E-3" table:formula="of:=0.5*0.0111" table:style-name="ce1">
            <text:p>0.00555</text:p>
          </table:table-cell>
          <table:table-cell office:value-type="float" office:value="0.19350000000000001" table:formula="of:=0.5*0.387" table:style-name="ce1">
            <text:p>0.1935</text:p>
          </table:table-cell>
          <table:table-cell office:value-type="float" office:value="0" table:style-name="ce1">
            <text:p>0</text:p>
          </table:table-cell>
          <table:table-cell office:value-type="float" office:value="63" table:formula="of:=2*31.5" table:style-name="ce1">
            <text:p>63</text:p>
          </table:table-cell>
          <table:table-cell office:value-type="float" office:value="63" table:formula="of:=2*31.5" table:style-name="ce1">
            <text:p>63</text:p>
          </table:table-cell>
          <table:table-cell office:value-type="float" office:value="63" table:formula="of:=2*31.5" table:style-name="ce1">
            <text:p>63</text:p>
          </table:table-cell>
          <table:table-cell office:value-type="float" office:value="1.0003500000000001" table:style-name="ce1">
            <text:p>1.000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0" table:style-name="ce1">
            <text:p>190</text:p>
          </table:table-cell>
          <table:table-cell office:value-type="float" office:value="0.12" table:style-name="ce1">
            <text:p>0.12</text:p>
          </table:table-cell>
          <table:table-cell office:value-type="float" office:value="0.18" table:style-name="ce1">
            <text:p>0.18</text:p>
          </table:table-cell>
          <table:table-cell office:value-type="float" office:value="4.17E-4" table:style-name="ce1">
            <text:p>0.000417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4" table:style-name="ce1">
            <text:p>144</text:p>
          </table:table-cell>
          <table:table-cell office:value-type="float" office:value="3.2100000000000002E-3" table:style-name="ce1">
            <text:p>0.00321</text:p>
          </table:table-cell>
          <table:table-cell office:value-type="float" office:value="5.13E-3" table:style-name="ce1">
            <text:p>0.00513</text:p>
          </table:table-cell>
          <table:table-cell office:value-type="float" office:value="2.9E-5" table:style-name="ce1">
            <text:p>0.00002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7" table:style-name="ce1">
            <text:p>157</text:p>
          </table:table-cell>
          <table:table-cell office:value-type="float" office:value="1.8500000000000001E-3" table:style-name="ce1">
            <text:p>0.00185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5.1900000000000001E-5" table:style-name="ce1">
            <text:p>0.000051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1" table:style-name="ce1">
            <text:p>191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65E-3" table:style-name="ce1">
            <text:p>0.00165</text:p>
          </table:table-cell>
          <table:table-cell office:value-type="float" office:value="9.8299999999999995E-7" table:style-name="ce1">
            <text:p>0.0000009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3" table:style-name="ce1">
            <text:p>123</text:p>
          </table:table-cell>
          <table:table-cell office:value-type="float" office:value="1.67E-3" table:style-name="ce1">
            <text:p>0.00167</text:p>
          </table:table-cell>
          <table:table-cell office:value-type="float" office:value="8.9800000000000004E-4" table:style-name="ce1">
            <text:p>0.000898</text:p>
          </table:table-cell>
          <table:table-cell office:value-type="float" office:value="5.3499999999999996E-7" table:style-name="ce1">
            <text:p>0.0000005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4" table:style-name="ce1">
            <text:p>154</text:p>
          </table:table-cell>
          <table:table-cell office:value-type="float" office:value="1.01E-3" table:style-name="ce1">
            <text:p>0.00101</text:p>
          </table:table-cell>
          <table:table-cell office:value-type="float" office:value="5.4199999999999995E-4" table:style-name="ce1">
            <text:p>0.000542</text:p>
          </table:table-cell>
          <table:table-cell office:value-type="float" office:value="3.2300000000000002E-7" table:style-name="ce1">
            <text:p>0.0000003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4" table:style-name="ce1">
            <text:p>164</text:p>
          </table:table-cell>
          <table:table-cell office:value-type="float" office:value="7.5900000000000004E-3" table:style-name="ce1">
            <text:p>0.00759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1.01E-5" table:style-name="ce1">
            <text:p>0.00001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5" table:style-name="ce1">
            <text:p>125</text:p>
          </table:table-cell>
          <table:table-cell office:value-type="float" office:value="3.5199999999999999E-4" table:style-name="ce1">
            <text:p>0.000352</text:p>
          </table:table-cell>
          <table:table-cell office:value-type="float" office:value="7.2999999999999996E-4" table:style-name="ce1">
            <text:p>0.00073</text:p>
          </table:table-cell>
          <table:table-cell office:value-type="float" office:value="1.2300000000000001E-5" table:style-name="ce1">
            <text:p>0.0000123</text:p>
          </table:table-cell>
          <table:table-cell office:value-type="float" office:value="21.2" table:style-name="ce1">
            <text:p>21.2</text:p>
          </table:table-cell>
          <table:table-cell office:value-type="float" office:value="20.317" table:style-name="ce1">
            <text:p>20.317</text:p>
          </table:table-cell>
          <table:table-cell office:value-type="float" office:value="24.785599999999999" table:style-name="ce1">
            <text:p>24.78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7" table:style-name="ce1">
            <text:p>147</text:p>
          </table:table-cell>
          <table:table-cell office:value-type="float" office:value="1.0399999999999999E-3" table:style-name="ce1">
            <text:p>0.00104</text:p>
          </table:table-cell>
          <table:table-cell office:value-type="float" office:value="5.62E-4" table:style-name="ce1">
            <text:p>0.000562</text:p>
          </table:table-cell>
          <table:table-cell office:value-type="float" office:value="3.3500000000000002E-7" table:style-name="ce1">
            <text:p>0.0000003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7" table:style-name="ce1">
            <text:p>137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7.0500000000000003E-7" table:style-name="ce1">
            <text:p>0.00000070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8" table:style-name="ce1">
            <text:p>168</text:p>
          </table:table-cell>
          <table:table-cell office:value-type="float" office:value="1.9400000000000001E-3" table:style-name="ce1">
            <text:p>0.00194</text:p>
          </table:table-cell>
          <table:table-cell office:value-type="float" office:value="1.5499999999999999E-3" table:style-name="ce1">
            <text:p>0.00155</text:p>
          </table:table-cell>
          <table:table-cell office:value-type="float" office:value="6.2300000000000001E-7" table:style-name="ce1">
            <text:p>0.0000006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2" table:style-name="ce1">
            <text:p>112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1.5E-3" table:style-name="ce1">
            <text:p>0.0015</text:p>
          </table:table-cell>
          <table:table-cell office:value-type="float" office:value="5.8000000000000004E-6" table:style-name="ce1">
            <text:p>0.000005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5" table:style-name="ce1">
            <text:p>155</text:p>
          </table:table-cell>
          <table:table-cell office:value-type="float" office:value="1.33E-3" table:style-name="ce1">
            <text:p>0.00133</text:p>
          </table:table-cell>
          <table:table-cell office:value-type="float" office:value="7.1500000000000003E-4" table:style-name="ce1">
            <text:p>0.000715</text:p>
          </table:table-cell>
          <table:table-cell office:value-type="float" office:value="4.2599999999999998E-7" table:style-name="ce1">
            <text:p>0.0000004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1" table:style-name="ce1">
            <text:p>191</text:p>
          </table:table-cell>
          <table:table-cell office:value-type="float" office:value="7.2499999999999995E-2" table:style-name="ce1">
            <text:p>0.0725</text:p>
          </table:table-cell>
          <table:table-cell office:value-type="float" office:value="3.9100000000000003E-2" table:style-name="ce1">
            <text:p>0.0391</text:p>
          </table:table-cell>
          <table:table-cell office:value-type="float" office:value="2.3300000000000001E-5" table:style-name="ce1">
            <text:p>0.00002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3" table:style-name="ce1">
            <text:p>183</text:p>
          </table:table-cell>
          <table:table-cell office:value-type="float" office:value="7.7999999999999999E-4" table:style-name="ce1">
            <text:p>0.0007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2.4999999999999999E-7" table:style-name="ce1">
            <text:p>0.000000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6" table:style-name="ce1">
            <text:p>116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3.3399999999999999E-5" table:style-name="ce1">
            <text:p>0.000033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7" table:style-name="ce1">
            <text:p>167</text:p>
          </table:table-cell>
          <table:table-cell office:value-type="float" office:value="8.0699999999999999E-4" table:style-name="ce1">
            <text:p>0.000807</text:p>
          </table:table-cell>
          <table:table-cell office:value-type="float" office:value="4.35E-4" table:style-name="ce1">
            <text:p>0.000435</text:p>
          </table:table-cell>
          <table:table-cell office:value-type="float" office:value="2.5899999999999998E-7" table:style-name="ce1">
            <text:p>0.00000025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2" table:style-name="ce1">
            <text:p>152</text:p>
          </table:table-cell>
          <table:table-cell office:value-type="float" office:value="9.6599999999999995E-4" table:style-name="ce1">
            <text:p>0.000966</text:p>
          </table:table-cell>
          <table:table-cell office:value-type="float" office:value="5.6099999999999998E-4" table:style-name="ce1">
            <text:p>0.000561</text:p>
          </table:table-cell>
          <table:table-cell office:value-type="float" office:value="9.7200000000000001E-6" table:style-name="ce1">
            <text:p>0.0000097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5" table:style-name="ce1">
            <text:p>115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7.92E-3" table:style-name="ce1">
            <text:p>0.00792</text:p>
          </table:table-cell>
          <table:table-cell office:value-type="float" office:value="4.7400000000000004E-6" table:style-name="ce1">
            <text:p>0.0000047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8" table:style-name="ce1">
            <text:p>178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8.16E-7" table:style-name="ce1">
            <text:p>0.000000816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1" table:style-name="ce1">
            <text:p>171</text:p>
          </table:table-cell>
          <table:table-cell office:value-type="float" office:value="4.6099999999999998E-4" table:style-name="ce1">
            <text:p>0.000461</text:p>
          </table:table-cell>
          <table:table-cell office:value-type="float" office:value="1.1000000000000001E-3" table:style-name="ce1">
            <text:p>0.0011</text:p>
          </table:table-cell>
          <table:table-cell office:value-type="float" office:value="4.8099999999999997E-6" table:style-name="ce1">
            <text:p>0.00000481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3" table:style-name="ce1">
            <text:p>143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1.06E-2" table:style-name="ce1">
            <text:p>0.0106</text:p>
          </table:table-cell>
          <table:table-cell office:value-type="float" office:value="6.0100000000000001E-6" table:style-name="ce1">
            <text:p>0.000006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1" table:style-name="ce1">
            <text:p>161</text:p>
          </table:table-cell>
          <table:table-cell office:value-type="float" office:value="2.66E-3" table:style-name="ce1">
            <text:p>0.00266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8.5600000000000004E-7" table:style-name="ce1">
            <text:p>0.00000085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float" office:value="7.4099999999999999E-3" table:style-name="ce1">
            <text:p>0.00741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2.3800000000000001E-6" table:style-name="ce1">
            <text:p>0.000002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1" table:style-name="ce1">
            <text:p>111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1.17E-3" table:style-name="ce1">
            <text:p>0.00117</text:p>
          </table:table-cell>
          <table:table-cell office:value-type="float" office:value="6.99E-7" table:style-name="ce1">
            <text:p>0.00000069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5" table:style-name="ce1">
            <text:p>165</text:p>
          </table:table-cell>
          <table:table-cell office:value-type="float" office:value="1.6800000000000001E-3" table:style-name="ce1">
            <text:p>0.00168</text:p>
          </table:table-cell>
          <table:table-cell office:value-type="float" office:value="9.0300000000000005E-4" table:style-name="ce1">
            <text:p>0.000903</text:p>
          </table:table-cell>
          <table:table-cell office:value-type="float" office:value="5.3799999999999997E-7" table:style-name="ce1">
            <text:p>0.0000005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68" table:style-name="ce1">
            <text:p>168</text:p>
          </table:table-cell>
          <table:table-cell office:value-type="float" office:value="5.6700000000000001E-4" table:style-name="ce1">
            <text:p>0.000567</text:p>
          </table:table-cell>
          <table:table-cell office:value-type="float" office:value="3.0499999999999999E-4" table:style-name="ce1">
            <text:p>0.000305</text:p>
          </table:table-cell>
          <table:table-cell office:value-type="float" office:value="1.8199999999999999E-7" table:style-name="ce1">
            <text:p>0.0000001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6" table:style-name="ce1">
            <text:p>156</text:p>
          </table:table-cell>
          <table:table-cell office:value-type="float" office:value="2.4299999999999999E-3" table:style-name="ce1">
            <text:p>0.00243</text:p>
          </table:table-cell>
          <table:table-cell office:value-type="float" office:value="1.31E-3" table:style-name="ce1">
            <text:p>0.00131</text:p>
          </table:table-cell>
          <table:table-cell office:value-type="float" office:value="7.8199999999999999E-7" table:style-name="ce1">
            <text:p>0.0000007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9" table:style-name="ce1">
            <text:p>189</text:p>
          </table:table-cell>
          <table:table-cell office:value-type="float" office:value="2.7899999999999999E-3" table:style-name="ce1">
            <text:p>0.00279</text:p>
          </table:table-cell>
          <table:table-cell office:value-type="float" office:value="1.66E-3" table:style-name="ce1">
            <text:p>0.00166</text:p>
          </table:table-cell>
          <table:table-cell office:value-type="float" office:value="5.8200000000000002E-6" table:style-name="ce1">
            <text:p>0.000005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0" table:style-name="ce1">
            <text:p>140</text:p>
          </table:table-cell>
          <table:table-cell office:value-type="float" office:value="4.6600000000000001E-3" table:style-name="ce1">
            <text:p>0.00466</text:p>
          </table:table-cell>
          <table:table-cell office:value-type="float" office:value="1.2899999999999999E-3" table:style-name="ce1">
            <text:p>0.00129</text:p>
          </table:table-cell>
          <table:table-cell office:value-type="float" office:value="2.8200000000000001E-5" table:style-name="ce1">
            <text:p>0.00002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8" table:style-name="ce1">
            <text:p>138</text:p>
          </table:table-cell>
          <table:table-cell office:value-type="float" office:value="1.47E-2" table:style-name="ce1">
            <text:p>0.0147</text:p>
          </table:table-cell>
          <table:table-cell office:value-type="float" office:value="7.9699999999999997E-3" table:style-name="ce1">
            <text:p>0.00797</text:p>
          </table:table-cell>
          <table:table-cell office:value-type="float" office:value="4.6500000000000004E-6" table:style-name="ce1">
            <text:p>0.0000046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7" table:style-name="ce1">
            <text:p>117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6.5700000000000003E-4" table:style-name="ce1">
            <text:p>0.000657</text:p>
          </table:table-cell>
          <table:table-cell office:value-type="float" office:value="3.9099999999999999E-7" table:style-name="ce1">
            <text:p>0.00000039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27" table:style-name="ce1">
            <text:p>127</text:p>
          </table:table-cell>
          <table:table-cell office:value-type="float" office:value="1.81E-3" table:style-name="ce1">
            <text:p>0.00181</text:p>
          </table:table-cell>
          <table:table-cell office:value-type="float" office:value="9.7799999999999992E-4" table:style-name="ce1">
            <text:p>0.000978</text:p>
          </table:table-cell>
          <table:table-cell office:value-type="float" office:value="5.8299999999999997E-7" table:style-name="ce1">
            <text:p>0.0000005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9" table:style-name="ce1">
            <text:p>169</text:p>
          </table:table-cell>
          <table:table-cell office:value-type="float" office:value="1.16E-3" table:style-name="ce1">
            <text:p>0.00116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4.32E-7" table:style-name="ce1">
            <text:p>0.00000043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0" table:style-name="ce1">
            <text:p>130</text:p>
          </table:table-cell>
          <table:table-cell office:value-type="float" office:value="2.1900000000000001E-3" table:style-name="ce1">
            <text:p>0.00219</text:p>
          </table:table-cell>
          <table:table-cell office:value-type="float" office:value="1.01E-3" table:style-name="ce1">
            <text:p>0.00101</text:p>
          </table:table-cell>
          <table:table-cell office:value-type="float" office:value="2.62E-5" table:style-name="ce1">
            <text:p>0.000026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7" table:style-name="ce1">
            <text:p>187</text:p>
          </table:table-cell>
          <table:table-cell office:value-type="float" office:value="2.4599999999999999E-3" table:style-name="ce1">
            <text:p>0.00246</text:p>
          </table:table-cell>
          <table:table-cell office:value-type="float" office:value="1.32E-3" table:style-name="ce1">
            <text:p>0.00132</text:p>
          </table:table-cell>
          <table:table-cell office:value-type="float" office:value="7.8899999999999998E-7" table:style-name="ce1">
            <text:p>0.00000078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0" table:style-name="ce1">
            <text:p>110</text:p>
          </table:table-cell>
          <table:table-cell office:value-type="float" office:value="5.8799999999999998E-3" table:style-name="ce1">
            <text:p>0.00588</text:p>
          </table:table-cell>
          <table:table-cell office:value-type="float" office:value="2.9399999999999999E-3" table:style-name="ce1">
            <text:p>0.00294</text:p>
          </table:table-cell>
          <table:table-cell office:value-type="float" office:value="2.73E-5" table:style-name="ce1">
            <text:p>0.0000273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26" table:style-name="ce1">
            <text:p>126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3.4299999999999999E-3" table:style-name="ce1">
            <text:p>0.00343</text:p>
          </table:table-cell>
          <table:table-cell office:value-type="float" office:value="1.81E-6" table:style-name="ce1">
            <text:p>0.0000018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59" table:style-name="ce1">
            <text:p>159</text:p>
          </table:table-cell>
          <table:table-cell office:value-type="float" office:value="8.12E-4" table:style-name="ce1">
            <text:p>0.000812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1.57E-6" table:style-name="ce1">
            <text:p>0.00000157</text:p>
          </table:table-cell>
          <table:table-cell office:value-type="float" office:value="4.83" table:style-name="ce1">
            <text:p>4.83</text:p>
          </table:table-cell>
          <table:table-cell office:value-type="float" office:value="3.6892999999999998" table:style-name="ce1">
            <text:p>3.6893</text:p>
          </table:table-cell>
          <table:table-cell office:value-type="float" office:value="4.8323999999999998" table:style-name="ce1">
            <text:p>4.83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50" table:style-name="ce1">
            <text:p>150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0499999999999999E-3" table:style-name="ce1">
            <text:p>0.00105</text:p>
          </table:table-cell>
          <table:table-cell office:value-type="float" office:value="5.5199999999999997E-7" table:style-name="ce1">
            <text:p>0.000000552</text:p>
          </table:table-cell>
          <table:table-cell office:value-type="float" office:value="6.34" table:style-name="ce1">
            <text:p>6.34</text:p>
          </table:table-cell>
          <table:table-cell office:value-type="float" office:value="4.7805" table:style-name="ce1">
            <text:p>4.7805</text:p>
          </table:table-cell>
          <table:table-cell office:value-type="float" office:value="6.3392999999999997" table:style-name="ce1">
            <text:p>6.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72" table:style-name="ce1">
            <text:p>172</text:p>
          </table:table-cell>
          <table:table-cell office:value-type="float" office:value="3.7599999999999999E-3" table:style-name="ce1">
            <text:p>0.00376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4100000000000001E-6" table:style-name="ce1">
            <text:p>0.0000014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9" table:style-name="ce1">
            <text:p>159</text:p>
          </table:table-cell>
          <table:table-cell office:value-type="float" office:value="2.4199999999999998E-3" table:style-name="ce1">
            <text:p>0.00242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3099999999999999E-5" table:style-name="ce1">
            <text:p>0.0000231</text:p>
          </table:table-cell>
          <table:table-cell office:value-type="float" office:value="4.83" table:style-name="ce1">
            <text:p>4.83</text:p>
          </table:table-cell>
          <table:table-cell office:value-type="float" office:value="3.6892999999999998" table:style-name="ce1">
            <text:p>3.6893</text:p>
          </table:table-cell>
          <table:table-cell office:value-type="float" office:value="4.8323999999999998" table:style-name="ce1">
            <text:p>4.83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0" table:style-name="ce1">
            <text:p>140</text:p>
          </table:table-cell>
          <table:table-cell office:value-type="float" office:value="8.8199999999999997E-4" table:style-name="ce1">
            <text:p>0.000882</text:p>
          </table:table-cell>
          <table:table-cell office:value-type="float" office:value="4.75E-4" table:style-name="ce1">
            <text:p>0.000475</text:p>
          </table:table-cell>
          <table:table-cell office:value-type="float" office:value="2.8299999999999998E-7" table:style-name="ce1">
            <text:p>0.0000002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2" table:style-name="ce1">
            <text:p>132</text:p>
          </table:table-cell>
          <table:table-cell office:value-type="float" office:value="4.3899999999999999E-4" table:style-name="ce1">
            <text:p>0.000439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2.7999999999999999E-6" table:style-name="ce1">
            <text:p>0.0000028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18" table:style-name="ce1">
            <text:p>118</text:p>
          </table:table-cell>
          <table:table-cell office:value-type="float" office:value="9.6100000000000005E-3" table:style-name="ce1">
            <text:p>0.00961</text:p>
          </table:table-cell>
          <table:table-cell office:value-type="float" office:value="5.1799999999999997E-3" table:style-name="ce1">
            <text:p>0.00518</text:p>
          </table:table-cell>
          <table:table-cell office:value-type="float" office:value="3.0900000000000001E-6" table:style-name="ce1">
            <text:p>0.0000030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56" table:style-name="ce1">
            <text:p>156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8.0299999999999998E-7" table:style-name="ce1">
            <text:p>0.0000008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2.82E-3" table:style-name="ce1">
            <text:p>0.00282</text:p>
          </table:table-cell>
          <table:table-cell office:value-type="float" office:value="1.23E-3" table:style-name="ce1">
            <text:p>0.00123</text:p>
          </table:table-cell>
          <table:table-cell office:value-type="float" office:value="3.4400000000000003E-5" table:style-name="ce1">
            <text:p>0.000034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45" table:style-name="ce1">
            <text:p>145</text:p>
          </table:table-cell>
          <table:table-cell office:value-type="float" office:value="1.7600000000000001E-3" table:style-name="ce1">
            <text:p>0.00176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5.6499999999999999E-7" table:style-name="ce1">
            <text:p>0.00000056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09" table:style-name="ce1">
            <text:p>109</text:p>
          </table:table-cell>
          <table:table-cell office:value-type="float" office:value="1.8400000000000001E-3" table:style-name="ce1">
            <text:p>0.00184</text:p>
          </table:table-cell>
          <table:table-cell office:value-type="float" office:value="8.7799999999999998E-4" table:style-name="ce1">
            <text:p>0.000878</text:p>
          </table:table-cell>
          <table:table-cell office:value-type="float" office:value="2.1399999999999998E-5" table:style-name="ce1">
            <text:p>0.000021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6" table:style-name="ce1">
            <text:p>186</text:p>
          </table:table-cell>
          <table:table-cell office:value-type="float" office:value="4.2500000000000003E-3" table:style-name="ce1">
            <text:p>0.00425</text:p>
          </table:table-cell>
          <table:table-cell office:value-type="float" office:value="2.2899999999999999E-3" table:style-name="ce1">
            <text:p>0.00229</text:p>
          </table:table-cell>
          <table:table-cell office:value-type="float" office:value="1.3599999999999999E-6" table:style-name="ce1">
            <text:p>0.0000013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45" table:style-name="ce1">
            <text:p>14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3.9300000000000003E-3" table:style-name="ce1">
            <text:p>0.00393</text:p>
          </table:table-cell>
          <table:table-cell office:value-type="float" office:value="2.5100000000000001E-6" table:style-name="ce1">
            <text:p>0.0000025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47" table:style-name="ce1">
            <text:p>147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1.2099999999999999E-3" table:style-name="ce1">
            <text:p>0.00121</text:p>
          </table:table-cell>
          <table:table-cell office:value-type="float" office:value="7.7000000000000004E-7" table:style-name="ce1">
            <text:p>0.00000077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27" table:style-name="ce1">
            <text:p>127</text:p>
          </table:table-cell>
          <table:table-cell office:value-type="float" office:value="7.3300000000000004E-4" table:style-name="ce1">
            <text:p>0.000733</text:p>
          </table:table-cell>
          <table:table-cell office:value-type="float" office:value="3.9500000000000001E-4" table:style-name="ce1">
            <text:p>0.000395</text:p>
          </table:table-cell>
          <table:table-cell office:value-type="float" office:value="2.35E-7" table:style-name="ce1">
            <text:p>0.0000002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82" table:style-name="ce1">
            <text:p>182</text:p>
          </table:table-cell>
          <table:table-cell office:value-type="float" office:value="4.3800000000000002E-4" table:style-name="ce1">
            <text:p>0.000438</text:p>
          </table:table-cell>
          <table:table-cell office:value-type="float" office:value="2.5700000000000001E-4" table:style-name="ce1">
            <text:p>0.000257</text:p>
          </table:table-cell>
          <table:table-cell office:value-type="float" office:value="1.6400000000000001E-7" table:style-name="ce1">
            <text:p>0.00000016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9" table:style-name="ce1">
            <text:p>149</text:p>
          </table:table-cell>
          <table:table-cell office:value-type="float" office:value="8.1600000000000006E-3" table:style-name="ce1">
            <text:p>0.00816</text:p>
          </table:table-cell>
          <table:table-cell office:value-type="float" office:value="7.3899999999999999E-3" table:style-name="ce1">
            <text:p>0.00739</text:p>
          </table:table-cell>
          <table:table-cell office:value-type="float" office:value="4.3499999999999999E-6" table:style-name="ce1">
            <text:p>0.000004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67" table:style-name="ce1">
            <text:p>167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1.01E-2" table:style-name="ce1">
            <text:p>0.0101</text:p>
          </table:table-cell>
          <table:table-cell office:value-type="float" office:value="6.1299999999999998E-6" table:style-name="ce1">
            <text:p>0.0000061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20" table:style-name="ce1">
            <text:p>120</text:p>
          </table:table-cell>
          <table:table-cell office:value-type="float" office:value="6.4799999999999996E-3" table:style-name="ce1">
            <text:p>0.00648</text:p>
          </table:table-cell>
          <table:table-cell office:value-type="float" office:value="3.4299999999999999E-3" table:style-name="ce1">
            <text:p>0.00343</text:p>
          </table:table-cell>
          <table:table-cell office:value-type="float" office:value="1.9599999999999999E-5" table:style-name="ce1">
            <text:p>0.00001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60" table:style-name="ce1">
            <text:p>160</text:p>
          </table:table-cell>
          <table:table-cell office:value-type="float" office:value="1.5399999999999999E-3" table:style-name="ce1">
            <text:p>0.00154</text:p>
          </table:table-cell>
          <table:table-cell office:value-type="float" office:value="8.3199999999999995E-4" table:style-name="ce1">
            <text:p>0.000832</text:p>
          </table:table-cell>
          <table:table-cell office:value-type="float" office:value="4.9599999999999999E-7" table:style-name="ce1">
            <text:p>0.0000004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35" table:style-name="ce1">
            <text:p>135</text:p>
          </table:table-cell>
          <table:table-cell office:value-type="float" office:value="3.8199999999999998E-2" table:style-name="ce1">
            <text:p>0.0382</text:p>
          </table:table-cell>
          <table:table-cell office:value-type="float" office:value="2.23E-2" table:style-name="ce1">
            <text:p>0.0223</text:p>
          </table:table-cell>
          <table:table-cell office:value-type="float" office:value="1.43E-5" table:style-name="ce1">
            <text:p>0.000014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13" table:style-name="ce1">
            <text:p>113</text:p>
          </table:table-cell>
          <table:table-cell office:value-type="float" office:value="2.6700000000000001E-3" table:style-name="ce1">
            <text:p>0.00267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3.2499999999999997E-5" table:style-name="ce1">
            <text:p>0.00003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79" table:style-name="ce1">
            <text:p>179</text:p>
          </table:table-cell>
          <table:table-cell office:value-type="float" office:value="6.1999999999999998E-3" table:style-name="ce1">
            <text:p>0.0062</text:p>
          </table:table-cell>
          <table:table-cell office:value-type="float" office:value="1.99E-3" table:style-name="ce1">
            <text:p>0.00199</text:p>
          </table:table-cell>
          <table:table-cell office:value-type="float" office:value="3.9799999999999998E-5" table:style-name="ce1">
            <text:p>0.0000398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80" table:style-name="ce1">
            <text:p>180</text:p>
          </table:table-cell>
          <table:table-cell office:value-type="float" office:value="2.1700000000000001E-2" table:style-name="ce1">
            <text:p>0.0217</text:p>
          </table:table-cell>
          <table:table-cell office:value-type="float" office:value="5.3699999999999998E-3" table:style-name="ce1">
            <text:p>0.00537</text:p>
          </table:table-cell>
          <table:table-cell office:value-type="float" office:value="1.3899999999999999E-4" table:style-name="ce1">
            <text:p>0.000139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24" table:style-name="ce1">
            <text:p>124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9.1500000000000001E-4" table:style-name="ce1">
            <text:p>0.000915</text:p>
          </table:table-cell>
          <table:table-cell office:value-type="float" office:value="5.4499999999999997E-7" table:style-name="ce1">
            <text:p>0.000000545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88" table:style-name="ce1">
            <text:p>188</text:p>
          </table:table-cell>
          <table:table-cell office:value-type="float" office:value="9.9299999999999996E-4" table:style-name="ce1">
            <text:p>0.000993</text:p>
          </table:table-cell>
          <table:table-cell office:value-type="float" office:value="5.7600000000000001E-4" table:style-name="ce1">
            <text:p>0.000576</text:p>
          </table:table-cell>
          <table:table-cell office:value-type="float" office:value="1.03E-5" table:style-name="ce1">
            <text:p>0.000010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46" table:style-name="ce1">
            <text:p>146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1.56E-3" table:style-name="ce1">
            <text:p>0.00156</text:p>
          </table:table-cell>
          <table:table-cell office:value-type="float" office:value="1.33E-5" table:style-name="ce1">
            <text:p>0.00001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64" table:style-name="ce1">
            <text:p>164</text:p>
          </table:table-cell>
          <table:table-cell office:value-type="float" office:value="6.0099999999999997E-3" table:style-name="ce1">
            <text:p>0.00601</text:p>
          </table:table-cell>
          <table:table-cell office:value-type="float" office:value="2.0300000000000001E-3" table:style-name="ce1">
            <text:p>0.00203</text:p>
          </table:table-cell>
          <table:table-cell office:value-type="float" office:value="2.7699999999999999E-5" table:style-name="ce1">
            <text:p>0.000027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9" table:style-name="ce1">
            <text:p>129</text:p>
          </table:table-cell>
          <table:table-cell office:value-type="float" office:value="5.2300000000000003E-3" table:style-name="ce1">
            <text:p>0.00523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95E-6" table:style-name="ce1">
            <text:p>0.00000195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75" table:style-name="ce1">
            <text:p>175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9.8300000000000002E-3" table:style-name="ce1">
            <text:p>0.00983</text:p>
          </table:table-cell>
          <table:table-cell office:value-type="float" office:value="5.8599999999999998E-6" table:style-name="ce1">
            <text:p>0.00000586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81" table:style-name="ce1">
            <text:p>181</text:p>
          </table:table-cell>
          <table:table-cell office:value-type="float" office:value="4.4900000000000001E-3" table:style-name="ce1">
            <text:p>0.00449</text:p>
          </table:table-cell>
          <table:table-cell office:value-type="float" office:value="2.9199999999999999E-3" table:style-name="ce1">
            <text:p>0.00292</text:p>
          </table:table-cell>
          <table:table-cell office:value-type="float" office:value="1.44E-6" table:style-name="ce1">
            <text:p>0.0000014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39" table:style-name="ce1">
            <text:p>139</text:p>
          </table:table-cell>
          <table:table-cell office:value-type="float" office:value="2.5200000000000001E-3" table:style-name="ce1">
            <text:p>0.00252</text:p>
          </table:table-cell>
          <table:table-cell office:value-type="float" office:value="1.17E-3" table:style-name="ce1">
            <text:p>0.00117</text:p>
          </table:table-cell>
          <table:table-cell office:value-type="float" office:value="3.2199999999999997E-5" table:style-name="ce1">
            <text:p>0.000032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28" table:style-name="ce1">
            <text:p>128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2.3200000000000001E-5" table:style-name="ce1">
            <text:p>0.0000232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70" table:style-name="ce1">
            <text:p>170</text:p>
          </table:table-cell>
          <table:table-cell office:value-type="float" office:value="6.02E-4" table:style-name="ce1">
            <text:p>0.000602</text:p>
          </table:table-cell>
          <table:table-cell office:value-type="float" office:value="4.2499999999999998E-4" table:style-name="ce1">
            <text:p>0.000425</text:p>
          </table:table-cell>
          <table:table-cell office:value-type="float" office:value="4.7099999999999998E-6" table:style-name="ce1">
            <text:p>0.0000047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69" table:style-name="ce1">
            <text:p>169</text:p>
          </table:table-cell>
          <table:table-cell office:value-type="float" office:value="1.23E-2" table:style-name="ce1">
            <text:p>0.0123</text:p>
          </table:table-cell>
          <table:table-cell office:value-type="float" office:value="7.2100000000000003E-3" table:style-name="ce1">
            <text:p>0.00721</text:p>
          </table:table-cell>
          <table:table-cell office:value-type="float" office:value="4.6E-6" table:style-name="ce1">
            <text:p>0.000004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58" table:style-name="ce1">
            <text:p>158</text:p>
          </table:table-cell>
          <table:table-cell office:value-type="float" office:value="5.9400000000000002E-4" table:style-name="ce1">
            <text:p>0.000594</text:p>
          </table:table-cell>
          <table:table-cell office:value-type="float" office:value="8.1499999999999997E-4" table:style-name="ce1">
            <text:p>0.000815</text:p>
          </table:table-cell>
          <table:table-cell office:value-type="float" office:value="7.9300000000000003E-6" table:style-name="ce1">
            <text:p>0.00000793</text:p>
          </table:table-cell>
          <table:table-cell office:value-type="float" office:value="14.5" table:style-name="ce1">
            <text:p>14.5</text:p>
          </table:table-cell>
          <table:table-cell office:value-type="float" office:value="13.8218" table:style-name="ce1">
            <text:p>13.8218</text:p>
          </table:table-cell>
          <table:table-cell office:value-type="float" office:value="16.887499999999999" table:style-name="ce1">
            <text:p>16.8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21" table:style-name="ce1">
            <text:p>121</text:p>
          </table:table-cell>
          <table:table-cell office:value-type="float" office:value="9.9200000000000004E-4" table:style-name="ce1">
            <text:p>0.000992</text:p>
          </table:table-cell>
          <table:table-cell office:value-type="float" office:value="5.3499999999999999E-4" table:style-name="ce1">
            <text:p>0.000535</text:p>
          </table:table-cell>
          <table:table-cell office:value-type="float" office:value="3.1800000000000002E-7" table:style-name="ce1">
            <text:p>0.00000031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43" table:style-name="ce1">
            <text:p>143</text:p>
          </table:table-cell>
          <table:table-cell office:value-type="float" office:value="6.11E-3" table:style-name="ce1">
            <text:p>0.00611</text:p>
          </table:table-cell>
          <table:table-cell office:value-type="float" office:value="3.3E-3" table:style-name="ce1">
            <text:p>0.0033</text:p>
          </table:table-cell>
          <table:table-cell office:value-type="float" office:value="1.9599999999999999E-6" table:style-name="ce1">
            <text:p>0.000001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5" table:style-name="ce1">
            <text:p>115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4.0099999999999997E-6" table:style-name="ce1">
            <text:p>0.000004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22" table:style-name="ce1">
            <text:p>122</text:p>
          </table:table-cell>
          <table:table-cell office:value-type="float" office:value="1.6100000000000001E-3" table:style-name="ce1">
            <text:p>0.00161</text:p>
          </table:table-cell>
          <table:table-cell office:value-type="float" office:value="8.6600000000000002E-4" table:style-name="ce1">
            <text:p>0.000866</text:p>
          </table:table-cell>
          <table:table-cell office:value-type="float" office:value="5.1600000000000001E-7" table:style-name="ce1">
            <text:p>0.00000051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73" table:style-name="ce1">
            <text:p>173</text:p>
          </table:table-cell>
          <table:table-cell office:value-type="float" office:value="4.2300000000000003E-3" table:style-name="ce1">
            <text:p>0.00423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2.58E-5" table:style-name="ce1">
            <text:p>0.000025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16" table:style-name="ce1">
            <text:p>116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8.1899999999999996E-4" table:style-name="ce1">
            <text:p>0.000819</text:p>
          </table:table-cell>
          <table:table-cell office:value-type="float" office:value="4.8800000000000003E-7" table:style-name="ce1">
            <text:p>0.00000048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26" table:style-name="ce1">
            <text:p>126</text:p>
          </table:table-cell>
          <table:table-cell office:value-type="float" office:value="2.8899999999999998E-4" table:style-name="ce1">
            <text:p>0.000289</text:p>
          </table:table-cell>
          <table:table-cell office:value-type="float" office:value="1.6899999999999999E-4" table:style-name="ce1">
            <text:p>0.000169</text:p>
          </table:table-cell>
          <table:table-cell office:value-type="float" office:value="1.08E-7" table:style-name="ce1">
            <text:p>0.000000108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60" table:style-name="ce1">
            <text:p>160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1.2200000000000001E-2" table:style-name="ce1">
            <text:p>0.0122</text:p>
          </table:table-cell>
          <table:table-cell office:value-type="float" office:value="1.06E-5" table:style-name="ce1">
            <text:p>0.000010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9" table:style-name="ce1">
            <text:p>109</text:p>
          </table:table-cell>
          <table:table-cell office:value-type="float" office:value="1.91E-3" table:style-name="ce1">
            <text:p>0.00191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6.1399999999999997E-7" table:style-name="ce1">
            <text:p>0.00000061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79" table:style-name="ce1">
            <text:p>179</text:p>
          </table:table-cell>
          <table:table-cell office:value-type="float" office:value="5.3200000000000001E-3" table:style-name="ce1">
            <text:p>0.00532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3.4100000000000002E-5" table:style-name="ce1">
            <text:p>0.0000341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12" table:style-name="ce1">
            <text:p>112</text:p>
          </table:table-cell>
          <table:table-cell office:value-type="float" office:value="3.32E-3" table:style-name="ce1">
            <text:p>0.00332</text:p>
          </table:table-cell>
          <table:table-cell office:value-type="float" office:value="1.7899999999999999E-3" table:style-name="ce1">
            <text:p>0.00179</text:p>
          </table:table-cell>
          <table:table-cell office:value-type="float" office:value="1.0699999999999999E-6" table:style-name="ce1">
            <text:p>0.0000010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76" table:style-name="ce1">
            <text:p>176</text:p>
          </table:table-cell>
          <table:table-cell office:value-type="float" office:value="4.7899999999999999E-4" table:style-name="ce1">
            <text:p>0.000479</text:p>
          </table:table-cell>
          <table:table-cell office:value-type="float" office:value="2.5799999999999998E-4" table:style-name="ce1">
            <text:p>0.000258</text:p>
          </table:table-cell>
          <table:table-cell office:value-type="float" office:value="1.54E-7" table:style-name="ce1">
            <text:p>0.00000015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88" table:style-name="ce1">
            <text:p>188</text:p>
          </table:table-cell>
          <table:table-cell office:value-type="float" office:value="3.9199999999999999E-3" table:style-name="ce1">
            <text:p>0.00392</text:p>
          </table:table-cell>
          <table:table-cell office:value-type="float" office:value="1.82E-3" table:style-name="ce1">
            <text:p>0.00182</text:p>
          </table:table-cell>
          <table:table-cell office:value-type="float" office:value="3.5599999999999998E-5" table:style-name="ce1">
            <text:p>0.000035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67" table:style-name="ce1">
            <text:p>167</text:p>
          </table:table-cell>
          <table:table-cell office:value-type="float" office:value="1.5699999999999999E-2" table:style-name="ce1">
            <text:p>0.0157</text:p>
          </table:table-cell>
          <table:table-cell office:value-type="float" office:value="8.4899999999999993E-3" table:style-name="ce1">
            <text:p>0.00849</text:p>
          </table:table-cell>
          <table:table-cell office:value-type="float" office:value="5.0599999999999998E-6" table:style-name="ce1">
            <text:p>0.0000050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8" table:style-name="ce1">
            <text:p>108</text:p>
          </table:table-cell>
          <table:table-cell office:value-type="float" office:value="4.6499999999999996E-3" table:style-name="ce1">
            <text:p>0.00465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4899999999999999E-6" table:style-name="ce1">
            <text:p>0.000001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0" table:style-name="ce1">
            <text:p>130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1.06E-3" table:style-name="ce1">
            <text:p>0.00106</text:p>
          </table:table-cell>
          <table:table-cell office:value-type="float" office:value="2.8200000000000001E-5" table:style-name="ce1">
            <text:p>0.000028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1.3799999999999999E-3" table:style-name="ce1">
            <text:p>0.00138</text:p>
          </table:table-cell>
          <table:table-cell office:value-type="float" office:value="7.0200000000000004E-4" table:style-name="ce1">
            <text:p>0.000702</text:p>
          </table:table-cell>
          <table:table-cell office:value-type="float" office:value="1.49E-5" table:style-name="ce1">
            <text:p>0.00001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38" table:style-name="ce1">
            <text:p>138</text:p>
          </table:table-cell>
          <table:table-cell office:value-type="float" office:value="3.65E-3" table:style-name="ce1">
            <text:p>0.00365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1.1400000000000001E-6" table:style-name="ce1">
            <text:p>0.0000011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71" table:style-name="ce1">
            <text:p>171</text:p>
          </table:table-cell>
          <table:table-cell office:value-type="float" office:value="9.1299999999999992E-3" table:style-name="ce1">
            <text:p>0.00913</text:p>
          </table:table-cell>
          <table:table-cell office:value-type="float" office:value="5.0299999999999997E-3" table:style-name="ce1">
            <text:p>0.00503</text:p>
          </table:table-cell>
          <table:table-cell office:value-type="float" office:value="2.8499999999999998E-6" table:style-name="ce1">
            <text:p>0.0000028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78" table:style-name="ce1">
            <text:p>178</text:p>
          </table:table-cell>
          <table:table-cell office:value-type="float" office:value="5.9899999999999997E-3" table:style-name="ce1">
            <text:p>0.00599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1.9199999999999998E-6" table:style-name="ce1">
            <text:p>0.00000192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27" table:style-name="ce1">
            <text:p>12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2.5999999999999998E-5" table:style-name="ce1">
            <text:p>0.0000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54" table:style-name="ce1">
            <text:p>154</text:p>
          </table:table-cell>
          <table:table-cell office:value-type="float" office:value="4.47E-3" table:style-name="ce1">
            <text:p>0.00447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3.01E-5" table:style-name="ce1">
            <text:p>0.00003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23" table:style-name="ce1">
            <text:p>123</text:p>
          </table:table-cell>
          <table:table-cell office:value-type="float" office:value="6.1799999999999995E-4" table:style-name="ce1">
            <text:p>0.000618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1.98E-7" table:style-name="ce1">
            <text:p>0.00000019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18" table:style-name="ce1">
            <text:p>118</text:p>
          </table:table-cell>
          <table:table-cell office:value-type="float" office:value="4.2700000000000004E-3" table:style-name="ce1">
            <text:p>0.00427</text:p>
          </table:table-cell>
          <table:table-cell office:value-type="float" office:value="2.49E-3" table:style-name="ce1">
            <text:p>0.00249</text:p>
          </table:table-cell>
          <table:table-cell office:value-type="float" office:value="4.0300000000000004E-6" table:style-name="ce1">
            <text:p>0.000004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22" table:style-name="ce1">
            <text:p>122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8.6799999999999999E-6" table:style-name="ce1">
            <text:p>0.0000086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72" table:style-name="ce1">
            <text:p>172</text:p>
          </table:table-cell>
          <table:table-cell office:value-type="float" office:value="6.11E-3" table:style-name="ce1">
            <text:p>0.00611</text:p>
          </table:table-cell>
          <table:table-cell office:value-type="float" office:value="4.1599999999999996E-3" table:style-name="ce1">
            <text:p>0.00416</text:p>
          </table:table-cell>
          <table:table-cell office:value-type="float" office:value="3.6300000000000001E-5" table:style-name="ce1">
            <text:p>0.000036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07" table:style-name="ce1">
            <text:p>107</text:p>
          </table:table-cell>
          <table:table-cell office:value-type="float" office:value="7.7999999999999999E-4" table:style-name="ce1">
            <text:p>0.0007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2.4999999999999999E-7" table:style-name="ce1">
            <text:p>0.000000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83" table:style-name="ce1">
            <text:p>183</text:p>
          </table:table-cell>
          <table:table-cell office:value-type="float" office:value="5.3699999999999998E-3" table:style-name="ce1">
            <text:p>0.00537</text:p>
          </table:table-cell>
          <table:table-cell office:value-type="float" office:value="2.8999999999999998E-3" table:style-name="ce1">
            <text:p>0.0029</text:p>
          </table:table-cell>
          <table:table-cell office:value-type="float" office:value="1.73E-6" table:style-name="ce1">
            <text:p>0.0000017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24" table:style-name="ce1">
            <text:p>124</text:p>
          </table:table-cell>
          <table:table-cell office:value-type="float" office:value="2.33E-3" table:style-name="ce1">
            <text:p>0.00233</text:p>
          </table:table-cell>
          <table:table-cell office:value-type="float" office:value="1.2600000000000001E-3" table:style-name="ce1">
            <text:p>0.00126</text:p>
          </table:table-cell>
          <table:table-cell office:value-type="float" office:value="7.4799999999999997E-7" table:style-name="ce1">
            <text:p>0.00000074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58" table:style-name="ce1">
            <text:p>158</text:p>
          </table:table-cell>
          <table:table-cell office:value-type="float" office:value="5.53E-4" table:style-name="ce1">
            <text:p>0.000553</text:p>
          </table:table-cell>
          <table:table-cell office:value-type="float" office:value="4.9799999999999996E-4" table:style-name="ce1">
            <text:p>0.000498</text:p>
          </table:table-cell>
          <table:table-cell office:value-type="float" office:value="1.7800000000000001E-7" table:style-name="ce1">
            <text:p>0.00000017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40" table:style-name="ce1">
            <text:p>140</text:p>
          </table:table-cell>
          <table:table-cell office:value-type="float" office:value="4.1399999999999996E-3" table:style-name="ce1">
            <text:p>0.00414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1.33E-6" table:style-name="ce1">
            <text:p>0.000001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87" table:style-name="ce1">
            <text:p>187</text:p>
          </table:table-cell>
          <table:table-cell office:value-type="float" office:value="4.0800000000000003E-3" table:style-name="ce1">
            <text:p>0.00408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31E-6" table:style-name="ce1">
            <text:p>0.0000013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53" table:style-name="ce1">
            <text:p>153</text:p>
          </table:table-cell>
          <table:table-cell office:value-type="float" office:value="4.79E-3" table:style-name="ce1">
            <text:p>0.00479</text:p>
          </table:table-cell>
          <table:table-cell office:value-type="float" office:value="2.5799999999999998E-3" table:style-name="ce1">
            <text:p>0.00258</text:p>
          </table:table-cell>
          <table:table-cell office:value-type="float" office:value="1.5400000000000001E-6" table:style-name="ce1">
            <text:p>0.0000015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70" table:style-name="ce1">
            <text:p>170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9.3399999999999993E-3" table:style-name="ce1">
            <text:p>0.00934</text:p>
          </table:table-cell>
          <table:table-cell office:value-type="float" office:value="5.57E-6" table:style-name="ce1">
            <text:p>0.0000055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14" table:style-name="ce1">
            <text:p>114</text:p>
          </table:table-cell>
          <table:table-cell office:value-type="float" office:value="4.8900000000000002E-3" table:style-name="ce1">
            <text:p>0.00489</text:p>
          </table:table-cell>
          <table:table-cell office:value-type="float" office:value="7.3699999999999998E-3" table:style-name="ce1">
            <text:p>0.00737</text:p>
          </table:table-cell>
          <table:table-cell office:value-type="float" office:value="5.2000000000000002E-6" table:style-name="ce1">
            <text:p>0.0000052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32" table:style-name="ce1">
            <text:p>132</text:p>
          </table:table-cell>
          <table:table-cell office:value-type="float" office:value="1.55E-2" table:style-name="ce1">
            <text:p>0.0155</text:p>
          </table:table-cell>
          <table:table-cell office:value-type="float" office:value="2.35E-2" table:style-name="ce1">
            <text:p>0.0235</text:p>
          </table:table-cell>
          <table:table-cell office:value-type="float" office:value="1.6500000000000001E-5" table:style-name="ce1">
            <text:p>0.0000165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37" table:style-name="ce1">
            <text:p>137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6.7800000000000001E-7" table:style-name="ce1">
            <text:p>0.000000678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42" table:style-name="ce1">
            <text:p>142</text:p>
          </table:table-cell>
          <table:table-cell office:value-type="float" office:value="4.0499999999999998E-3" table:style-name="ce1">
            <text:p>0.00405</text:p>
          </table:table-cell>
          <table:table-cell office:value-type="float" office:value="7.2700000000000004E-3" table:style-name="ce1">
            <text:p>0.00727</text:p>
          </table:table-cell>
          <table:table-cell office:value-type="float" office:value="4.8300000000000003E-6" table:style-name="ce1">
            <text:p>0.00000483</text:p>
          </table:table-cell>
          <table:table-cell office:value-type="float" office:value="18.7" table:style-name="ce1">
            <text:p>18.7</text:p>
          </table:table-cell>
          <table:table-cell office:value-type="float" office:value="13.7" table:style-name="ce1">
            <text:p>13.7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77" table:style-name="ce1">
            <text:p>177</text:p>
          </table:table-cell>
          <table:table-cell office:value-type="float" office:value="5.9100000000000003E-3" table:style-name="ce1">
            <text:p>0.00591</text:p>
          </table:table-cell>
          <table:table-cell office:value-type="float" office:value="1.06E-2" table:style-name="ce1">
            <text:p>0.0106</text:p>
          </table:table-cell>
          <table:table-cell office:value-type="float" office:value="7.0500000000000003E-6" table:style-name="ce1">
            <text:p>0.00000705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13" table:style-name="ce1">
            <text:p>113</text:p>
          </table:table-cell>
          <table:table-cell office:value-type="float" office:value="6.1900000000000002E-3" table:style-name="ce1">
            <text:p>0.00619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1.99E-6" table:style-name="ce1">
            <text:p>0.0000019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65" table:style-name="ce1">
            <text:p>165</text:p>
          </table:table-cell>
          <table:table-cell office:value-type="float" office:value="6.9300000000000004E-3" table:style-name="ce1">
            <text:p>0.00693</text:p>
          </table:table-cell>
          <table:table-cell office:value-type="float" office:value="3.7299999999999998E-3" table:style-name="ce1">
            <text:p>0.00373</text:p>
          </table:table-cell>
          <table:table-cell office:value-type="float" office:value="2.2199999999999999E-6" table:style-name="ce1">
            <text:p>0.0000022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18" table:style-name="ce1">
            <text:p>118</text:p>
          </table:table-cell>
          <table:table-cell office:value-type="float" office:value="1.01E-2" table:style-name="ce1">
            <text:p>0.0101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3.2600000000000001E-6" table:style-name="ce1">
            <text:p>0.000003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20" table:style-name="ce1">
            <text:p>120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2.48E-3" table:style-name="ce1">
            <text:p>0.00248</text:p>
          </table:table-cell>
          <table:table-cell office:value-type="float" office:value="1.48E-6" table:style-name="ce1">
            <text:p>0.0000014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41" table:style-name="ce1">
            <text:p>141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3.62E-3" table:style-name="ce1">
            <text:p>0.00362</text:p>
          </table:table-cell>
          <table:table-cell office:value-type="float" office:value="2.5500000000000001E-6" table:style-name="ce1">
            <text:p>0.00000255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59" table:style-name="ce1">
            <text:p>159</text:p>
          </table:table-cell>
          <table:table-cell office:value-type="float" office:value="1.37E-2" table:style-name="ce1">
            <text:p>0.0137</text:p>
          </table:table-cell>
          <table:table-cell office:value-type="float" office:value="7.3600000000000002E-3" table:style-name="ce1">
            <text:p>0.00736</text:p>
          </table:table-cell>
          <table:table-cell office:value-type="float" office:value="4.3800000000000004E-6" table:style-name="ce1">
            <text:p>0.000004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29" table:style-name="ce1">
            <text:p>129</text:p>
          </table:table-cell>
          <table:table-cell office:value-type="float" office:value="1.01E-2" table:style-name="ce1">
            <text:p>0.0101</text:p>
          </table:table-cell>
          <table:table-cell office:value-type="float" office:value="5.5500000000000002E-3" table:style-name="ce1">
            <text:p>0.00555</text:p>
          </table:table-cell>
          <table:table-cell office:value-type="float" office:value="3.36E-6" table:style-name="ce1">
            <text:p>0.0000033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73" table:style-name="ce1">
            <text:p>173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4.2599999999999999E-3" table:style-name="ce1">
            <text:p>0.00426</text:p>
          </table:table-cell>
          <table:table-cell office:value-type="float" office:value="2.5399999999999998E-6" table:style-name="ce1">
            <text:p>0.00000254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36" table:style-name="ce1">
            <text:p>136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03E-2" table:style-name="ce1">
            <text:p>0.0103</text:p>
          </table:table-cell>
          <table:table-cell office:value-type="float" office:value="6.7499999999999997E-6" table:style-name="ce1">
            <text:p>0.00000675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86" table:style-name="ce1">
            <text:p>186</text:p>
          </table:table-cell>
          <table:table-cell office:value-type="float" office:value="6.4099999999999999E-3" table:style-name="ce1">
            <text:p>0.00641</text:p>
          </table:table-cell>
          <table:table-cell office:value-type="float" office:value="5.8599999999999998E-3" table:style-name="ce1">
            <text:p>0.00586</text:p>
          </table:table-cell>
          <table:table-cell office:value-type="float" office:value="3.8399999999999997E-6" table:style-name="ce1">
            <text:p>0.00000384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84" table:style-name="ce1">
            <text:p>184</text:p>
          </table:table-cell>
          <table:table-cell office:value-type="float" office:value="7.0299999999999998E-3" table:style-name="ce1">
            <text:p>0.00703</text:p>
          </table:table-cell>
          <table:table-cell office:value-type="float" office:value="3.79E-3" table:style-name="ce1">
            <text:p>0.00379</text:p>
          </table:table-cell>
          <table:table-cell office:value-type="float" office:value="2.26E-6" table:style-name="ce1">
            <text:p>0.000002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48" table:style-name="ce1">
            <text:p>148</text:p>
          </table:table-cell>
          <table:table-cell office:value-type="float" office:value="7.4599999999999996E-3" table:style-name="ce1">
            <text:p>0.00746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8.4700000000000002E-6" table:style-name="ce1">
            <text:p>0.00000847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64" table:style-name="ce1">
            <text:p>164</text:p>
          </table:table-cell>
          <table:table-cell office:value-type="float" office:value="5.8300000000000001E-3" table:style-name="ce1">
            <text:p>0.00583</text:p>
          </table:table-cell>
          <table:table-cell office:value-type="float" office:value="3.14E-3" table:style-name="ce1">
            <text:p>0.00314</text:p>
          </table:table-cell>
          <table:table-cell office:value-type="float" office:value="1.8700000000000001E-6" table:style-name="ce1">
            <text:p>0.0000018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85" table:style-name="ce1">
            <text:p>18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1.04E-2" table:style-name="ce1">
            <text:p>0.0104</text:p>
          </table:table-cell>
          <table:table-cell office:value-type="float" office:value="7.6299999999999998E-6" table:style-name="ce1">
            <text:p>0.00000763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121" table:style-name="ce1">
            <text:p>121</text:p>
          </table:table-cell>
          <table:table-cell office:value-type="float" office:value="144" table:style-name="ce1">
            <text:p>144</text:p>
          </table:table-cell>
          <table:table-cell office:value-type="float" office:value="1.7799999999999999E-3" table:style-name="ce1">
            <text:p>0.00178</text:p>
          </table:table-cell>
          <table:table-cell office:value-type="float" office:value="1.6199999999999999E-3" table:style-name="ce1">
            <text:p>0.00162</text:p>
          </table:table-cell>
          <table:table-cell office:value-type="float" office:value="1.06E-6" table:style-name="ce1">
            <text:p>0.00000106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121" table:style-name="ce1">
            <text:p>121</text:p>
          </table:table-cell>
          <table:table-cell office:value-type="float" office:value="152" table:style-name="ce1">
            <text:p>152</text:p>
          </table:table-cell>
          <table:table-cell office:value-type="float" office:value="4.9300000000000004E-3" table:style-name="ce1">
            <text:p>0.00493</text:p>
          </table:table-cell>
          <table:table-cell office:value-type="float" office:value="4.4999999999999997E-3" table:style-name="ce1">
            <text:p>0.0045</text:p>
          </table:table-cell>
          <table:table-cell office:value-type="float" office:value="2.9500000000000001E-6" table:style-name="ce1">
            <text:p>0.00000295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46" table:style-name="ce1">
            <text:p>146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2.01E-2" table:style-name="ce1">
            <text:p>0.0201</text:p>
          </table:table-cell>
          <table:table-cell office:value-type="float" office:value="1.42E-5" table:style-name="ce1">
            <text:p>0.000014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0" table:style-name="ce1">
            <text:p>140</text:p>
          </table:table-cell>
          <table:table-cell office:value-type="float" office:value="4.1099999999999999E-3" table:style-name="ce1">
            <text:p>0.00411</text:p>
          </table:table-cell>
          <table:table-cell office:value-type="float" office:value="2.2100000000000002E-3" table:style-name="ce1">
            <text:p>0.00221</text:p>
          </table:table-cell>
          <table:table-cell office:value-type="float" office:value="1.3200000000000001E-6" table:style-name="ce1">
            <text:p>0.0000013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7" table:style-name="ce1">
            <text:p>147</text:p>
          </table:table-cell>
          <table:table-cell office:value-type="float" office:value="7.6400000000000001E-3" table:style-name="ce1">
            <text:p>0.00764</text:p>
          </table:table-cell>
          <table:table-cell office:value-type="float" office:value="4.1200000000000004E-3" table:style-name="ce1">
            <text:p>0.00412</text:p>
          </table:table-cell>
          <table:table-cell office:value-type="float" office:value="2.4499999999999998E-6" table:style-name="ce1">
            <text:p>0.0000024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61" table:style-name="ce1">
            <text:p>161</text:p>
          </table:table-cell>
          <table:table-cell office:value-type="float" office:value="4.0200000000000001E-3" table:style-name="ce1">
            <text:p>0.00402</text:p>
          </table:table-cell>
          <table:table-cell office:value-type="float" office:value="2.1700000000000001E-3" table:style-name="ce1">
            <text:p>0.00217</text:p>
          </table:table-cell>
          <table:table-cell office:value-type="float" office:value="1.2899999999999999E-6" table:style-name="ce1">
            <text:p>0.0000012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84" table:style-name="ce1">
            <text:p>184</text:p>
          </table:table-cell>
          <table:table-cell office:value-type="float" office:value="8.0499999999999999E-3" table:style-name="ce1">
            <text:p>0.00805</text:p>
          </table:table-cell>
          <table:table-cell office:value-type="float" office:value="4.3400000000000001E-3" table:style-name="ce1">
            <text:p>0.00434</text:p>
          </table:table-cell>
          <table:table-cell office:value-type="float" office:value="2.5900000000000002E-6" table:style-name="ce1">
            <text:p>0.0000025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85" table:style-name="ce1">
            <text:p>185</text:p>
          </table:table-cell>
          <table:table-cell office:value-type="float" office:value="5.7899999999999998E-4" table:style-name="ce1">
            <text:p>0.000579</text:p>
          </table:table-cell>
          <table:table-cell office:value-type="float" office:value="1.01E-3" table:style-name="ce1">
            <text:p>0.00101</text:p>
          </table:table-cell>
          <table:table-cell office:value-type="float" office:value="4.1500000000000001E-6" table:style-name="ce1">
            <text:p>0.0000041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77" table:style-name="ce1">
            <text:p>177</text:p>
          </table:table-cell>
          <table:table-cell office:value-type="float" office:value="1.14E-2" table:style-name="ce1">
            <text:p>0.0114</text:p>
          </table:table-cell>
          <table:table-cell office:value-type="float" office:value="6.2199999999999998E-3" table:style-name="ce1">
            <text:p>0.00622</text:p>
          </table:table-cell>
          <table:table-cell office:value-type="float" office:value="3.7299999999999999E-6" table:style-name="ce1">
            <text:p>0.0000037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84" table:style-name="ce1">
            <text:p>184</text:p>
          </table:table-cell>
          <table:table-cell office:value-type="float" office:value="1.5800000000000002E-2" table:style-name="ce1">
            <text:p>0.0158</text:p>
          </table:table-cell>
          <table:table-cell office:value-type="float" office:value="8.5199999999999998E-3" table:style-name="ce1">
            <text:p>0.00852</text:p>
          </table:table-cell>
          <table:table-cell office:value-type="float" office:value="5.0799999999999996E-6" table:style-name="ce1">
            <text:p>0.0000050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43" table:style-name="ce1">
            <text:p>143</text:p>
          </table:table-cell>
          <table:table-cell office:value-type="float" office:value="4.2599999999999999E-3" table:style-name="ce1">
            <text:p>0.00426</text:p>
          </table:table-cell>
          <table:table-cell office:value-type="float" office:value="2.3E-3" table:style-name="ce1">
            <text:p>0.0023</text:p>
          </table:table-cell>
          <table:table-cell office:value-type="float" office:value="1.37E-6" table:style-name="ce1">
            <text:p>0.0000013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50" table:style-name="ce1">
            <text:p>150</text:p>
          </table:table-cell>
          <table:table-cell office:value-type="float" office:value="4.1700000000000001E-3" table:style-name="ce1">
            <text:p>0.00417</text:p>
          </table:table-cell>
          <table:table-cell office:value-type="float" office:value="2.2499999999999998E-3" table:style-name="ce1">
            <text:p>0.00225</text:p>
          </table:table-cell>
          <table:table-cell office:value-type="float" office:value="1.3400000000000001E-6" table:style-name="ce1">
            <text:p>0.0000013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74" table:style-name="ce1">
            <text:p>174</text:p>
          </table:table-cell>
          <table:table-cell office:value-type="float" office:value="1.32E-2" table:style-name="ce1">
            <text:p>0.0132</text:p>
          </table:table-cell>
          <table:table-cell office:value-type="float" office:value="7.7200000000000003E-3" table:style-name="ce1">
            <text:p>0.00772</text:p>
          </table:table-cell>
          <table:table-cell office:value-type="float" office:value="4.9300000000000002E-6" table:style-name="ce1">
            <text:p>0.0000049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88" table:style-name="ce1">
            <text:p>188</text:p>
          </table:table-cell>
          <table:table-cell office:value-type="float" office:value="8.5400000000000007E-3" table:style-name="ce1">
            <text:p>0.0085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19E-6" table:style-name="ce1">
            <text:p>0.00000319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62" table:style-name="ce1">
            <text:p>162</text:p>
          </table:table-cell>
          <table:table-cell office:value-type="float" office:value="1.1299999999999999E-3" table:style-name="ce1">
            <text:p>0.00113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1.1999999999999999E-6" table:style-name="ce1">
            <text:p>0.0000012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52" table:style-name="ce1">
            <text:p>152</text:p>
          </table:table-cell>
          <table:table-cell office:value-type="float" office:value="1.5100000000000001E-3" table:style-name="ce1">
            <text:p>0.00151</text:p>
          </table:table-cell>
          <table:table-cell office:value-type="float" office:value="1.3799999999999999E-3" table:style-name="ce1">
            <text:p>0.00138</text:p>
          </table:table-cell>
          <table:table-cell office:value-type="float" office:value="9.0400000000000005E-7" table:style-name="ce1">
            <text:p>0.000000904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54" table:style-name="ce1">
            <text:p>154</text:p>
          </table:table-cell>
          <table:table-cell office:value-type="float" office:value="1.21E-2" table:style-name="ce1">
            <text:p>0.0121</text:p>
          </table:table-cell>
          <table:table-cell office:value-type="float" office:value="7.5300000000000002E-3" table:style-name="ce1">
            <text:p>0.00753</text:p>
          </table:table-cell>
          <table:table-cell office:value-type="float" office:value="4.6099999999999999E-6" table:style-name="ce1">
            <text:p>0.0000046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85" table:style-name="ce1">
            <text:p>185</text:p>
          </table:table-cell>
          <table:table-cell office:value-type="float" office:value="7.1700000000000002E-3" table:style-name="ce1">
            <text:p>0.00717</text:p>
          </table:table-cell>
          <table:table-cell office:value-type="float" office:value="6.79E-3" table:style-name="ce1">
            <text:p>0.00679</text:p>
          </table:table-cell>
          <table:table-cell office:value-type="float" office:value="4.3000000000000003E-6" table:style-name="ce1">
            <text:p>0.0000043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36" table:style-name="ce1">
            <text:p>136</text:p>
          </table:table-cell>
          <table:table-cell office:value-type="float" office:value="7.6499999999999997E-3" table:style-name="ce1">
            <text:p>0.00765</text:p>
          </table:table-cell>
          <table:table-cell office:value-type="float" office:value="1.4E-2" table:style-name="ce1">
            <text:p>0.014</text:p>
          </table:table-cell>
          <table:table-cell office:value-type="float" office:value="9.1200000000000008E-6" table:style-name="ce1">
            <text:p>0.00000912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77" table:style-name="ce1">
            <text:p>177</text:p>
          </table:table-cell>
          <table:table-cell office:value-type="float" office:value="1.54E-2" table:style-name="ce1">
            <text:p>0.0154</text:p>
          </table:table-cell>
          <table:table-cell office:value-type="float" office:value="2.3199999999999998E-2" table:style-name="ce1">
            <text:p>0.0232</text:p>
          </table:table-cell>
          <table:table-cell office:value-type="float" office:value="1.6399999999999999E-5" table:style-name="ce1">
            <text:p>0.0000164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75" table:style-name="ce1">
            <text:p>175</text:p>
          </table:table-cell>
          <table:table-cell office:value-type="float" office:value="1.01E-2" table:style-name="ce1">
            <text:p>0.0101</text:p>
          </table:table-cell>
          <table:table-cell office:value-type="float" office:value="5.3499999999999997E-3" table:style-name="ce1">
            <text:p>0.00535</text:p>
          </table:table-cell>
          <table:table-cell office:value-type="float" office:value="2.9799999999999998E-6" table:style-name="ce1">
            <text:p>0.00000298</text:p>
          </table:table-cell>
          <table:table-cell office:value-type="float" office:value="6.91" table:style-name="ce1">
            <text:p>6.91</text:p>
          </table:table-cell>
          <table:table-cell office:value-type="float" office:value="5.1962000000000002" table:style-name="ce1">
            <text:p>5.1962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67" table:style-name="ce1">
            <text:p>167</text:p>
          </table:table-cell>
          <table:table-cell office:value-type="float" office:value="2.1399999999999999E-2" table:style-name="ce1">
            <text:p>0.0214</text:p>
          </table:table-cell>
          <table:table-cell office:value-type="float" office:value="1.18E-2" table:style-name="ce1">
            <text:p>0.0118</text:p>
          </table:table-cell>
          <table:table-cell office:value-type="float" office:value="6.6699999999999997E-6" table:style-name="ce1">
            <text:p>0.00000667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49" table:style-name="ce1">
            <text:p>149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1.8499999999999999E-2" table:style-name="ce1">
            <text:p>0.0185</text:p>
          </table:table-cell>
          <table:table-cell office:value-type="float" office:value="1.04E-5" table:style-name="ce1">
            <text:p>0.000010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49" table:style-name="ce1">
            <text:p>149</text:p>
          </table:table-cell>
          <table:table-cell office:value-type="float" office:value="6.6600000000000001E-3" table:style-name="ce1">
            <text:p>0.00666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7.9400000000000002E-6" table:style-name="ce1">
            <text:p>0.00000794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74" table:style-name="ce1">
            <text:p>174</text:p>
          </table:table-cell>
          <table:table-cell office:value-type="float" office:value="2.5500000000000002E-3" table:style-name="ce1">
            <text:p>0.00255</text:p>
          </table:table-cell>
          <table:table-cell office:value-type="float" office:value="4.5700000000000003E-3" table:style-name="ce1">
            <text:p>0.00457</text:p>
          </table:table-cell>
          <table:table-cell office:value-type="float" office:value="3.0400000000000001E-6" table:style-name="ce1">
            <text:p>0.00000304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81" table:style-name="ce1">
            <text:p>181</text:p>
          </table:table-cell>
          <table:table-cell office:value-type="float" office:value="6.1799999999999997E-3" table:style-name="ce1">
            <text:p>0.00618</text:p>
          </table:table-cell>
          <table:table-cell office:value-type="float" office:value="3.62E-3" table:style-name="ce1">
            <text:p>0.00362</text:p>
          </table:table-cell>
          <table:table-cell office:value-type="float" office:value="2.3099999999999999E-6" table:style-name="ce1">
            <text:p>0.0000023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82" table:style-name="ce1">
            <text:p>182</text:p>
          </table:table-cell>
          <table:table-cell office:value-type="float" office:value="2.24E-2" table:style-name="ce1">
            <text:p>0.0224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8.3699999999999995E-6" table:style-name="ce1">
            <text:p>0.00000837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55" table:style-name="ce1">
            <text:p>155</text:p>
          </table:table-cell>
          <table:table-cell office:value-type="float" office:value="1.7700000000000001E-3" table:style-name="ce1">
            <text:p>0.00177</text:p>
          </table:table-cell>
          <table:table-cell office:value-type="float" office:value="3.2799999999999999E-3" table:style-name="ce1">
            <text:p>0.00328</text:p>
          </table:table-cell>
          <table:table-cell office:value-type="float" office:value="2.1100000000000001E-6" table:style-name="ce1">
            <text:p>0.00000211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71" table:style-name="ce1">
            <text:p>171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1.23E-3" table:style-name="ce1">
            <text:p>0.00123</text:p>
          </table:table-cell>
          <table:table-cell office:value-type="float" office:value="6.9400000000000005E-7" table:style-name="ce1">
            <text:p>0.00000069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45" table:style-name="ce1">
            <text:p>145</text:p>
          </table:table-cell>
          <table:table-cell office:value-type="float" office:value="6.7999999999999996E-3" table:style-name="ce1">
            <text:p>0.0068</text:p>
          </table:table-cell>
          <table:table-cell office:value-type="float" office:value="3.6700000000000001E-3" table:style-name="ce1">
            <text:p>0.00367</text:p>
          </table:table-cell>
          <table:table-cell office:value-type="float" office:value="2.1900000000000002E-6" table:style-name="ce1">
            <text:p>0.0000021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48" table:style-name="ce1">
            <text:p>148</text:p>
          </table:table-cell>
          <table:table-cell office:value-type="float" office:value="3.5300000000000002E-3" table:style-name="ce1">
            <text:p>0.00353</text:p>
          </table:table-cell>
          <table:table-cell office:value-type="float" office:value="5.4900000000000001E-3" table:style-name="ce1">
            <text:p>0.00549</text:p>
          </table:table-cell>
          <table:table-cell office:value-type="float" office:value="4.0099999999999997E-6" table:style-name="ce1">
            <text:p>0.00000401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56" table:style-name="ce1">
            <text:p>156</text:p>
          </table:table-cell>
          <table:table-cell office:value-type="float" office:value="4.8700000000000002E-3" table:style-name="ce1">
            <text:p>0.00487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1.5600000000000001E-6" table:style-name="ce1">
            <text:p>0.0000015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76" table:style-name="ce1">
            <text:p>176</text:p>
          </table:table-cell>
          <table:table-cell office:value-type="float" office:value="8.6800000000000002E-3" table:style-name="ce1">
            <text:p>0.00868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2.79E-6" table:style-name="ce1">
            <text:p>0.0000027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90" table:style-name="ce1">
            <text:p>190</text:p>
          </table:table-cell>
          <table:table-cell office:value-type="float" office:value="2.75E-2" table:style-name="ce1">
            <text:p>0.0275</text:p>
          </table:table-cell>
          <table:table-cell office:value-type="float" office:value="1.23E-2" table:style-name="ce1">
            <text:p>0.0123</text:p>
          </table:table-cell>
          <table:table-cell office:value-type="float" office:value="7.0199999999999997E-6" table:style-name="ce1">
            <text:p>0.00000702</text:p>
          </table:table-cell>
          <table:table-cell office:value-type="float" office:value="6.34" table:style-name="ce1">
            <text:p>6.34</text:p>
          </table:table-cell>
          <table:table-cell office:value-type="float" office:value="4.7805" table:style-name="ce1">
            <text:p>4.7805</text:p>
          </table:table-cell>
          <table:table-cell office:value-type="float" office:value="6.3392999999999997" table:style-name="ce1">
            <text:p>6.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69" table:style-name="ce1">
            <text:p>169</text:p>
          </table:table-cell>
          <table:table-cell office:value-type="float" office:value="1.61E-2" table:style-name="ce1">
            <text:p>0.0161</text:p>
          </table:table-cell>
          <table:table-cell office:value-type="float" office:value="9.4299999999999991E-3" table:style-name="ce1">
            <text:p>0.00943</text:p>
          </table:table-cell>
          <table:table-cell office:value-type="float" office:value="6.02E-6" table:style-name="ce1">
            <text:p>0.0000060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80" table:style-name="ce1">
            <text:p>180</text:p>
          </table:table-cell>
          <table:table-cell office:value-type="float" office:value="3.1300000000000002E-4" table:style-name="ce1">
            <text:p>0.000313</text:p>
          </table:table-cell>
          <table:table-cell office:value-type="float" office:value="1E-3" table:style-name="ce1">
            <text:p>0.001</text:p>
          </table:table-cell>
          <table:table-cell office:value-type="float" office:value="2.8100000000000002E-6" table:style-name="ce1">
            <text:p>0.0000028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89" table:style-name="ce1">
            <text:p>189</text:p>
          </table:table-cell>
          <table:table-cell office:value-type="float" office:value="3.27E-2" table:style-name="ce1">
            <text:p>0.0327</text:p>
          </table:table-cell>
          <table:table-cell office:value-type="float" office:value="1.7600000000000001E-2" table:style-name="ce1">
            <text:p>0.0176</text:p>
          </table:table-cell>
          <table:table-cell office:value-type="float" office:value="1.0499999999999999E-5" table:style-name="ce1">
            <text:p>0.000010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61" table:style-name="ce1">
            <text:p>161</text:p>
          </table:table-cell>
          <table:table-cell office:value-type="float" office:value="6.3099999999999996E-3" table:style-name="ce1">
            <text:p>0.00631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2.03E-6" table:style-name="ce1">
            <text:p>0.000002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83" table:style-name="ce1">
            <text:p>183</text:p>
          </table:table-cell>
          <table:table-cell office:value-type="float" office:value="5.9899999999999997E-3" table:style-name="ce1">
            <text:p>0.00599</text:p>
          </table:table-cell>
          <table:table-cell office:value-type="float" office:value="3.2299999999999998E-3" table:style-name="ce1">
            <text:p>0.00323</text:p>
          </table:table-cell>
          <table:table-cell office:value-type="float" office:value="1.9199999999999998E-6" table:style-name="ce1">
            <text:p>0.0000019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87" table:style-name="ce1">
            <text:p>187</text:p>
          </table:table-cell>
          <table:table-cell office:value-type="float" office:value="8.0099999999999998E-3" table:style-name="ce1">
            <text:p>0.00801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2.57E-6" table:style-name="ce1">
            <text:p>0.0000025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74" table:style-name="ce1">
            <text:p>174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8.2699999999999996E-3" table:style-name="ce1">
            <text:p>0.00827</text:p>
          </table:table-cell>
          <table:table-cell office:value-type="float" office:value="5.4999999999999999E-6" table:style-name="ce1">
            <text:p>0.0000055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65" table:style-name="ce1">
            <text:p>165</text:p>
          </table:table-cell>
          <table:table-cell office:value-type="float" office:value="8.9599999999999992E-3" table:style-name="ce1">
            <text:p>0.00896</text:p>
          </table:table-cell>
          <table:table-cell office:value-type="float" office:value="8.1899999999999994E-3" table:style-name="ce1">
            <text:p>0.00819</text:p>
          </table:table-cell>
          <table:table-cell office:value-type="float" office:value="5.3700000000000003E-6" table:style-name="ce1">
            <text:p>0.00000537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89" table:style-name="ce1">
            <text:p>189</text:p>
          </table:table-cell>
          <table:table-cell office:value-type="float" office:value="3.82E-3" table:style-name="ce1">
            <text:p>0.00382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1.2300000000000001E-6" table:style-name="ce1">
            <text:p>0.000001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91" table:style-name="ce1">
            <text:p>191</text:p>
          </table:table-cell>
          <table:table-cell office:value-type="float" office:value="2.3300000000000001E-2" table:style-name="ce1">
            <text:p>0.0233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7.4900000000000003E-6" table:style-name="ce1">
            <text:p>0.000007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89" table:style-name="ce1">
            <text:p>189</text:p>
          </table:table-cell>
          <table:table-cell office:value-type="float" office:value="8.0499999999999999E-3" table:style-name="ce1">
            <text:p>0.00805</text:p>
          </table:table-cell>
          <table:table-cell office:value-type="float" office:value="4.7099999999999998E-3" table:style-name="ce1">
            <text:p>0.00471</text:p>
          </table:table-cell>
          <table:table-cell office:value-type="float" office:value="3.01E-6" table:style-name="ce1">
            <text:p>0.0000030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86" table:style-name="ce1">
            <text:p>186</text:p>
          </table:table-cell>
          <table:table-cell office:value-type="float" office:value="2.33E-3" table:style-name="ce1">
            <text:p>0.00233</text:p>
          </table:table-cell>
          <table:table-cell office:value-type="float" office:value="4.1799999999999997E-3" table:style-name="ce1">
            <text:p>0.00418</text:p>
          </table:table-cell>
          <table:table-cell office:value-type="float" office:value="2.7800000000000001E-6" table:style-name="ce1">
            <text:p>0.00000278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90" table:style-name="ce1">
            <text:p>190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77E-2" table:style-name="ce1">
            <text:p>0.0177</text:p>
          </table:table-cell>
          <table:table-cell office:value-type="float" office:value="1.29E-5" table:style-name="ce1">
            <text:p>0.000012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76" table:style-name="ce1">
            <text:p>176</text:p>
          </table:table-cell>
          <table:table-cell office:value-type="float" office:value="6.8399999999999997E-3" table:style-name="ce1">
            <text:p>0.00684</text:p>
          </table:table-cell>
          <table:table-cell office:value-type="float" office:value="3.6800000000000001E-3" table:style-name="ce1">
            <text:p>0.00368</text:p>
          </table:table-cell>
          <table:table-cell office:value-type="float" office:value="2.2000000000000001E-6" table:style-name="ce1">
            <text:p>0.000002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82" table:style-name="ce1">
            <text:p>182</text:p>
          </table:table-cell>
          <table:table-cell office:value-type="float" office:value="6.45E-3" table:style-name="ce1">
            <text:p>0.00645</text:p>
          </table:table-cell>
          <table:table-cell office:value-type="float" office:value="3.7699999999999999E-3" table:style-name="ce1">
            <text:p>0.00377</text:p>
          </table:table-cell>
          <table:table-cell office:value-type="float" office:value="2.4099999999999998E-6" table:style-name="ce1">
            <text:p>0.0000024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87" table:style-name="ce1">
            <text:p>187</text:p>
          </table:table-cell>
          <table:table-cell office:value-type="float" office:value="2.2799999999999999E-3" table:style-name="ce1">
            <text:p>0.00228</text:p>
          </table:table-cell>
          <table:table-cell office:value-type="float" office:value="1.23E-3" table:style-name="ce1">
            <text:p>0.00123</text:p>
          </table:table-cell>
          <table:table-cell office:value-type="float" office:value="7.3099999999999997E-7" table:style-name="ce1">
            <text:p>0.00000073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8" table:style-name="ce1">
            <text:p>178</text:p>
          </table:table-cell>
          <table:table-cell office:value-type="float" office:value="1.01E-2" table:style-name="ce1">
            <text:p>0.0101</text:p>
          </table:table-cell>
          <table:table-cell office:value-type="float" office:value="5.5599999999999998E-3" table:style-name="ce1">
            <text:p>0.00556</text:p>
          </table:table-cell>
          <table:table-cell office:value-type="float" office:value="3.1499999999999999E-6" table:style-name="ce1">
            <text:p>0.0000031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88" table:style-name="ce1">
            <text:p>188</text:p>
          </table:table-cell>
          <table:table-cell office:value-type="float" office:value="5.6699999999999997E-3" table:style-name="ce1">
            <text:p>0.00567</text:p>
          </table:table-cell>
          <table:table-cell office:value-type="float" office:value="3.32E-3" table:style-name="ce1">
            <text:p>0.00332</text:p>
          </table:table-cell>
          <table:table-cell office:value-type="float" office:value="2.12E-6" table:style-name="ce1">
            <text:p>0.0000021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1048383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Qg</text:p>
          </table:table-cell>
          <table:table-cell office:value-type="string" table:style-name="ce2">
            <text:p>Qmax</text:p>
          </table:table-cell>
          <table:table-cell office:value-type="string" table:style-name="ce2">
            <text:p>Qmin</text:p>
          </table:table-cell>
          <table:table-cell office:value-type="string" table:style-name="ce2">
            <text:p>Vg</text:p>
          </table:table-cell>
          <table:table-cell office:value-type="string" table:style-name="ce2">
            <text:p>mBase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Pmax</text:p>
          </table:table-cell>
          <table:table-cell office:value-type="string" table:style-name="ce2">
            <text:p>Pmin</text:p>
          </table:table-cell>
          <table:table-cell office:value-type="string" table:style-name="ce2">
            <text:p>Pc1</text:p>
          </table:table-cell>
          <table:table-cell office:value-type="string" table:style-name="ce2">
            <text:p>Pc2</text:p>
          </table:table-cell>
          <table:table-cell office:value-type="string" table:style-name="ce2">
            <text:p>Qc1min</text:p>
          </table:table-cell>
          <table:table-cell office:value-type="string" table:style-name="ce2">
            <text:p>Qc1max</text:p>
          </table:table-cell>
          <table:table-cell office:value-type="string" table:style-name="ce2">
            <text:p>Qc2min</text:p>
          </table:table-cell>
          <table:table-cell office:value-type="string" table:style-name="ce2">
            <text:p>Qc2max</text:p>
          </table:table-cell>
          <table:table-cell office:value-type="string" table:style-name="ce2">
            <text:p>ramp_agc</text:p>
          </table:table-cell>
          <table:table-cell office:value-type="string" table:style-name="ce2">
            <text:p>ramp_10</text:p>
          </table:table-cell>
          <table:table-cell office:value-type="string" table:style-name="ce2">
            <text:p>ramp_30</text:p>
          </table:table-cell>
          <table:table-cell office:value-type="string" table:style-name="ce2">
            <text:p>ramp_q</text:p>
          </table:table-cell>
          <table:table-cell office:value-type="string" table:style-name="ce2">
            <text:p>apf</text:p>
          </table:table-cell>
          <table:table-cell table:number-columns-repeated="1636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number-rows-repeated="1048574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2.0246940879017974E-2" table:style-name="ce1">
            <text:p>0.0202469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3.3197094623065186E-2" table:style-name="ce1">
            <text:p>0.033197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1.6105521153764298E-2" table:style-name="ce1">
            <text:p>0.0161055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9399999999999997" table:style-name="ce1">
            <text:p>0.594</text:p>
          </table:table-cell>
          <table:table-cell office:value-type="float" office:value="0.19523835847624474" table:style-name="ce1">
            <text:p>0.1952383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0.22580598025787904" table:style-name="ce1">
            <text:p>0.225805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87E-2" table:style-name="ce1">
            <text:p>0.0287</text:p>
          </table:table-cell>
          <table:table-cell office:value-type="float" office:value="9.4332338186333738E-3" table:style-name="ce1">
            <text:p>0.009433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0.3812735620074813" table:style-name="ce1">
            <text:p>0.3812735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.8200000000000002E-2" table:style-name="ce1">
            <text:p>0.0582</text:p>
          </table:table-cell>
          <table:table-cell office:value-type="float" office:value="1.9129414921409838E-2" table:style-name="ce1">
            <text:p>0.0191294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8.1513658084358068E-3" table:style-name="ce1">
            <text:p>0.0081513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.24E-2" table:style-name="ce1">
            <text:p>0.0424</text:p>
          </table:table-cell>
          <table:table-cell office:value-type="float" office:value="1.3936206059583799E-2" table:style-name="ce1">
            <text:p>0.0139362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3.9113408516284719E-2" table:style-name="ce1">
            <text:p>0.0391134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11799999999999999" table:style-name="ce1">
            <text:p>0.118</text:p>
          </table:table-cell>
          <table:table-cell office:value-type="float" office:value="3.8784724411105857E-2" table:style-name="ce1">
            <text:p>0.038784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62" table:style-name="ce1">
            <text:p>1.62</text:p>
          </table:table-cell>
          <table:table-cell office:value-type="float" office:value="0.53246825038975842" table:style-name="ce1">
            <text:p>0.53246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312" table:style-name="ce1">
            <text:p>0.312</text:p>
          </table:table-cell>
          <table:table-cell office:value-type="float" office:value="0.10254944081580532" table:style-name="ce1">
            <text:p>0.1025494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.9900000000000002E-2" table:style-name="ce1">
            <text:p>0.0599</text:p>
          </table:table-cell>
          <table:table-cell office:value-type="float" office:value="1.9688177900213908E-2" table:style-name="ce1">
            <text:p>0.0196881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2.3007887362520426E-3" table:style-name="ce1">
            <text:p>0.002300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6.8037609772024679E-2" table:style-name="ce1">
            <text:p>0.06803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.5699999999999998E-2" table:style-name="ce1">
            <text:p>0.0857</text:p>
          </table:table-cell>
          <table:table-cell office:value-type="float" office:value="2.8168227813828575E-2" table:style-name="ce1">
            <text:p>0.028168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8.4143130925788984E-2" table:style-name="ce1">
            <text:p>0.084143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.3900000000000003E-2" table:style-name="ce1">
            <text:p>0.0539</text:p>
          </table:table-cell>
          <table:table-cell office:value-type="float" office:value="1.7716073269140729E-2" table:style-name="ce1">
            <text:p>0.0177160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4.5029722409504265E-2" table:style-name="ce1">
            <text:p>0.0450297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57299999999999995" table:style-name="ce1">
            <text:p>0.573</text:p>
          </table:table-cell>
          <table:table-cell office:value-type="float" office:value="0.18833599226748859" table:style-name="ce1">
            <text:p>0.188335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.7500000000000002E-2" table:style-name="ce1">
            <text:p>0.0575</text:p>
          </table:table-cell>
          <table:table-cell office:value-type="float" office:value="1.8899336047784637E-2" table:style-name="ce1">
            <text:p>0.018899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5.751971840630106E-2" table:style-name="ce1">
            <text:p>0.057519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.4899999999999999E-2" table:style-name="ce1">
            <text:p>0.0249</text:p>
          </table:table-cell>
          <table:table-cell office:value-type="float" office:value="8.184234218953694E-3" table:style-name="ce1">
            <text:p>0.008184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11" table:style-name="ce1">
            <text:p>0.11</text:p>
          </table:table-cell>
          <table:table-cell office:value-type="float" office:value="3.6155251569674952E-2" table:style-name="ce1">
            <text:p>0.036155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.182" table:style-name="ce1">
            <text:p>0.182</text:p>
          </table:table-cell>
          <table:table-cell office:value-type="float" office:value="5.9820507142553103E-2" table:style-name="ce1">
            <text:p>0.0598205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8.9073392503471932E-2" table:style-name="ce1">
            <text:p>0.08907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6.442208461505719E-2" table:style-name="ce1">
            <text:p>0.064422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4.7987879356114024E-2" table:style-name="ce1">
            <text:p>0.047987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4.6673142935398572E-2" table:style-name="ce1">
            <text:p>0.0466731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.63100000000000001" table:style-name="ce1">
            <text:p>0.631</text:p>
          </table:table-cell>
          <table:table-cell office:value-type="float" office:value="0.20739967036786269" table:style-name="ce1">
            <text:p>0.207399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5.9163138932195377E-3" table:style-name="ce1">
            <text:p>0.0059163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60199999999999998" table:style-name="ce1">
            <text:p>0.602</text:p>
          </table:table-cell>
          <table:table-cell office:value-type="float" office:value="0.19786783131767563" table:style-name="ce1">
            <text:p>0.197867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.5500000000000003E-2" table:style-name="ce1">
            <text:p>0.0655</text:p>
          </table:table-cell>
          <table:table-cell office:value-type="float" office:value="2.1528808889215541E-2" table:style-name="ce1">
            <text:p>0.0215288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0.13837600828030142" table:style-name="ce1">
            <text:p>0.138376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.2899999999999996E-2" table:style-name="ce1">
            <text:p>0.0929</text:p>
          </table:table-cell>
          <table:table-cell office:value-type="float" office:value="3.0534753371116392E-2" table:style-name="ce1">
            <text:p>0.0305347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.104" table:style-name="ce1">
            <text:p>0.104</text:p>
          </table:table-cell>
          <table:table-cell office:value-type="float" office:value="3.418314693860177E-2" table:style-name="ce1">
            <text:p>0.034183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.0799999999999997E-2" table:style-name="ce1">
            <text:p>0.0808</text:p>
          </table:table-cell>
          <table:table-cell office:value-type="float" office:value="2.6557675698452146E-2" table:style-name="ce1">
            <text:p>0.026557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.1E-2" table:style-name="ce1">
            <text:p>0.031</text:p>
          </table:table-cell>
          <table:table-cell office:value-type="float" office:value="1.018920726054476E-2" table:style-name="ce1">
            <text:p>0.010189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91" table:style-name="ce1">
            <text:p>0.91</text:p>
          </table:table-cell>
          <table:table-cell office:value-type="float" office:value="0.29910253571276552" table:style-name="ce1">
            <text:p>0.2991025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.7199999999999999E-2" table:style-name="ce1">
            <text:p>0.0472</text:p>
          </table:table-cell>
          <table:table-cell office:value-type="float" office:value="1.5513889764442342E-2" table:style-name="ce1">
            <text:p>0.015513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.8599999999999998E-2" table:style-name="ce1">
            <text:p>0.0186</text:p>
          </table:table-cell>
          <table:table-cell office:value-type="float" office:value="6.1135243563268556E-3" table:style-name="ce1">
            <text:p>0.006113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18077625784837478" table:style-name="ce1">
            <text:p>0.1807762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5900000000000003" table:style-name="ce1">
            <text:p>0.659</text:p>
          </table:table-cell>
          <table:table-cell office:value-type="float" office:value="0.21660282531287087" table:style-name="ce1">
            <text:p>0.216602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74199999999999999" table:style-name="ce1">
            <text:p>0.742</text:p>
          </table:table-cell>
          <table:table-cell office:value-type="float" office:value="0.2438836060427165" table:style-name="ce1">
            <text:p>0.2438836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.7200000000000005E-2" table:style-name="ce1">
            <text:p>0.0772</text:p>
          </table:table-cell>
          <table:table-cell office:value-type="float" office:value="2.5374412919808242E-2" table:style-name="ce1">
            <text:p>0.0253744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7.9541553453284897E-2" table:style-name="ce1">
            <text:p>0.0795415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.7300000000000003E-2" table:style-name="ce1">
            <text:p>0.0873</text:p>
          </table:table-cell>
          <table:table-cell office:value-type="float" office:value="2.8694122382114759E-2" table:style-name="ce1">
            <text:p>0.028694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.9499999999999996E-2" table:style-name="ce1">
            <text:p>0.0895</text:p>
          </table:table-cell>
          <table:table-cell office:value-type="float" office:value="2.9417227413508256E-2" table:style-name="ce1">
            <text:p>0.0294172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.7799999999999994E-2" table:style-name="ce1">
            <text:p>0.0778</text:p>
          </table:table-cell>
          <table:table-cell office:value-type="float" office:value="2.5571623382915555E-2" table:style-name="ce1">
            <text:p>0.0255716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.51" table:style-name="ce1">
            <text:p>0.51</text:p>
          </table:table-cell>
          <table:table-cell office:value-type="float" office:value="0.16762889364122024" table:style-name="ce1">
            <text:p>0.167628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185" table:style-name="ce1">
            <text:p>0.185</text:p>
          </table:table-cell>
          <table:table-cell office:value-type="float" office:value="6.0806559458089694E-2" table:style-name="ce1">
            <text:p>0.060806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.127" table:style-name="ce1">
            <text:p>0.127</text:p>
          </table:table-cell>
          <table:table-cell office:value-type="float" office:value="4.174288135771563E-2" table:style-name="ce1">
            <text:p>0.0417428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.9299999999999999E-2" table:style-name="ce1">
            <text:p>0.0593</text:p>
          </table:table-cell>
          <table:table-cell office:value-type="float" office:value="1.9490967437106588E-2" table:style-name="ce1">
            <text:p>0.0194909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.44700000000000001" table:style-name="ce1">
            <text:p>0.447</text:p>
          </table:table-cell>
          <table:table-cell office:value-type="float" office:value="0.14692179501495187" table:style-name="ce1">
            <text:p>0.146921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.222" table:style-name="ce1">
            <text:p>0.222</text:p>
          </table:table-cell>
          <table:table-cell office:value-type="float" office:value="7.2967871349707628E-2" table:style-name="ce1">
            <text:p>0.0729678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9699999999999999E-2" table:style-name="ce1">
            <text:p>0.0197</text:p>
          </table:table-cell>
          <table:table-cell office:value-type="float" office:value="6.475076872023605E-3" table:style-name="ce1">
            <text:p>0.0064750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9.2031549450081705E-3" table:style-name="ce1">
            <text:p>0.009203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4.6015774725040856E-2" table:style-name="ce1">
            <text:p>0.046015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.2900000000000001E-2" table:style-name="ce1">
            <text:p>0.0429</text:p>
          </table:table-cell>
          <table:table-cell office:value-type="float" office:value="1.4100548112173232E-2" table:style-name="ce1">
            <text:p>0.0141005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.2299999999999999E-2" table:style-name="ce1">
            <text:p>0.0523</text:p>
          </table:table-cell>
          <table:table-cell office:value-type="float" office:value="1.7190178700854545E-2" table:style-name="ce1">
            <text:p>0.017190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.11" table:style-name="ce1">
            <text:p>0.11</text:p>
          </table:table-cell>
          <table:table-cell office:value-type="float" office:value="3.6155251569674952E-2" table:style-name="ce1">
            <text:p>0.036155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1700000000000001E-2" table:style-name="ce1">
            <text:p>0.0417</text:p>
          </table:table-cell>
          <table:table-cell office:value-type="float" office:value="1.3706127185958596E-2" table:style-name="ce1">
            <text:p>0.013706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.32300000000000001" table:style-name="ce1">
            <text:p>0.323</text:p>
          </table:table-cell>
          <table:table-cell office:value-type="float" office:value="0.10616496597277282" table:style-name="ce1">
            <text:p>0.106164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15" table:style-name="ce1">
            <text:p>0.15</text:p>
          </table:table-cell>
          <table:table-cell office:value-type="float" office:value="4.9302615776829477E-2" table:style-name="ce1">
            <text:p>0.049302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.1" table:style-name="ce1">
            <text:p>0.1</text:p>
          </table:table-cell>
          <table:table-cell office:value-type="float" office:value="3.2868410517886325E-2" table:style-name="ce1">
            <text:p>0.032868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.8099999999999994E-2" table:style-name="ce1">
            <text:p>0.0681</text:p>
          </table:table-cell>
          <table:table-cell office:value-type="float" office:value="2.2383387562680584E-2" table:style-name="ce1">
            <text:p>0.0223833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3.3197094623065186E-2" table:style-name="ce1">
            <text:p>0.033197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0.443" table:style-name="ce1">
            <text:p>0.443</text:p>
          </table:table-cell>
          <table:table-cell office:value-type="float" office:value="0.14560705859423639" table:style-name="ce1">
            <text:p>0.1456070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627" table:style-name="ce1">
            <text:p>0.627</text:p>
          </table:table-cell>
          <table:table-cell office:value-type="float" office:value="0.20608493394714722" table:style-name="ce1">
            <text:p>0.2060849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5.3246825038975841E-2" table:style-name="ce1">
            <text:p>0.053246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3582656746449609" table:style-name="ce1">
            <text:p>0.3582656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.1799999999999998E-2" table:style-name="ce1">
            <text:p>0.0818</text:p>
          </table:table-cell>
          <table:table-cell office:value-type="float" office:value="2.6886359803631011E-2" table:style-name="ce1">
            <text:p>0.026886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0.4" table:style-name="ce1">
            <text:p>0.4</text:p>
          </table:table-cell>
          <table:table-cell office:value-type="float" office:value="0.1314736420715453" table:style-name="ce1">
            <text:p>0.1314736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6.1463927668447427E-3" table:style-name="ce1">
            <text:p>0.006146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3" table:style-name="ce1">
            <text:p>3.43</text:p>
          </table:table-cell>
          <table:table-cell table:number-columns-repeated="16379"/>
        </table:table-row>
        <table:table-row table:number-rows-repeated="10484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Baraa MOHANDES</dc:creator>
    <dc:date>2023-05-05T10:23:24Z</dc:date>
  </office:meta>
</office:document-meta>
</file>